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3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6cm" svg:height="0.5cm" svg:x="1cm" svg:y="4cm">
          <text:p text:style-name="P1"><text:span text:style-name="T1">LIVRAIS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2" draw:text-style-name="P3" draw:layer="layout" svg:width="2.406cm" svg:height="1.5cm" svg:x="2cm" svg:y="5.5cm">
            <text:p text:style-name="P1"><text:span text:style-name="T2">RECEPTIONNER</text:span></text:p>
            <text:p text:style-name="P1"><text:span text:style-name="T2">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2cm" svg:y="5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2.406cm" svg:height="1.5cm" svg:x="6.25cm" svg:y="10.5cm">
            <text:p text:style-name="P1"><text:span text:style-name="T2">CALCULER-</text:span></text:p>
            <text:p text:style-name="P1"><text:span text:style-name="T2">STOCK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25cm" svg:y="10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4.656cm" svg:height="0.5cm" svg:x="1cm" svg:y="8cm">
          <text:p text:style-name="P1"><text:span text:style-name="T1">AVIS-LIVRAIS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5.656cm" svg:y="8cm">
          <text:p text:style-name="P1"><text:span text:style-name="T1">SORTIE_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0.344cm" svg:y="8cm">
          <text:p text:style-name="P1"><text:span text:style-name="T1">INVENTAIRE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5.344cm" svg:y="13.3cm">
          <text:p text:style-name="P1"><text:span text:style-name="T1">VARIATION-STOCK-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4" draw:layer="layout" svg:width="2.869cm" svg:height="0.779cm" svg:x="6.065cm" svg:y="9.72cm" svg:viewBox="0 0 2870 780" draw:points="0,0 2869,0 2869,299 2870,299 1435,780 0,299">
          <text:p text:style-name="P1"><text:span text:style-name="T3">S8</text:span></text:p>
        </draw:polygon>
        <draw:line draw:style-name="gr5" draw:text-style-name="P1" draw:layer="layout" svg:x1="3.2cm" svg:y1="4.5cm" svg:x2="3.2cm" svg:y2="5.5cm">
          <text:p/>
        </draw:line>
        <draw:line draw:style-name="gr5" draw:text-style-name="P1" draw:layer="layout" svg:x1="7.656cm" svg:y1="8.5cm" svg:x2="7.667cm" svg:y2="9.72cm">
          <text:p/>
        </draw:line>
        <draw:line draw:style-name="gr5" draw:text-style-name="P1" draw:layer="layout" svg:x1="11.925cm" svg:y1="8.5cm" svg:x2="8.683cm" svg:y2="9.72cm">
          <text:p/>
        </draw:line>
        <draw:line draw:style-name="gr5" draw:text-style-name="P1" draw:layer="layout" svg:x1="7.5cm" svg:y1="12cm" svg:x2="7.49cm" svg:y2="13.3cm">
          <text:p/>
        </draw:line>
        <draw:rect draw:style-name="gr6" draw:text-style-name="P5" draw:layer="layout" svg:width="10.5cm" svg:height="1cm" svg:x="8.5cm" svg:y="2cm">
          <text:p text:style-name="P1"><text:span text:style-name="T4">PROCESSUS D'APPROVISIONNEMENT DE PR</text:span></text:p>
        </draw:rect>
        <draw:line draw:style-name="gr5" draw:text-style-name="P1" draw:layer="layout" svg:x1="3.223cm" svg:y1="7cm" svg:x2="3.223cm" svg:y2="8cm">
          <text:p/>
        </draw:line>
        <draw:line draw:style-name="gr5" draw:text-style-name="P1" draw:layer="layout" svg:x1="3.503cm" svg:y1="8.5cm" svg:x2="6.258cm" svg:y2="9.72cm">
          <text:p/>
        </draw:line>
        <draw:g>
          <draw:custom-shape draw:style-name="gr2" draw:text-style-name="P3" draw:layer="layout" svg:width="2.406cm" svg:height="1.5cm" svg:x="11.594cm" svg:y="5.7cm">
            <text:p text:style-name="P1"><text:span text:style-name="T2">CALCULER-</text:span></text:p>
            <text:p text:style-name="P1"><text:span text:style-name="T2">STOCK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11.594cm" svg:y="5.7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line draw:style-name="gr5" draw:text-style-name="P1" draw:layer="layout" svg:x1="12.844cm" svg:y1="7.2cm" svg:x2="12.834cm" svg:y2="8cm">
          <text:p/>
        </draw:line>
        <draw:custom-shape draw:style-name="gr1" draw:text-style-name="P2" draw:layer="layout" svg:width="4.656cm" svg:height="0.5cm" svg:x="15.344cm" svg:y="4.5cm">
          <text:p text:style-name="P1"><text:span text:style-name="T1">TEMPORISATION-T7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6.925cm" svg:y1="5cm" svg:x2="14cm" svg:y2="6.111cm">
          <text:p/>
        </draw:line>
        <draw:custom-shape draw:style-name="gr1" draw:text-style-name="P2" draw:layer="layout" svg:width="4.656cm" svg:height="0.5cm" svg:x="1cm" svg:y="13.28cm">
          <text:p text:style-name="P1"><text:span text:style-name="T1">PREV-CONS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3.5cm" svg:y1="13.78cm" svg:x2="6.255cm" svg:y2="15cm">
          <text:p/>
        </draw:line>
        <draw:custom-shape draw:style-name="gr1" draw:text-style-name="P2" draw:layer="layout" svg:width="4.656cm" svg:height="0.5cm" svg:x="15.344cm" svg:y="13.389cm">
          <text:p text:style-name="P1"><text:span text:style-name="T1">TEMPORISATION-T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6.925cm" svg:y1="13.889cm" svg:x2="8.999cm" svg:y2="15cm">
          <text:p/>
        </draw:line>
        <draw:g>
          <draw:custom-shape draw:style-name="gr2" draw:text-style-name="P3" draw:layer="layout" svg:width="2.406cm" svg:height="1.5cm" svg:x="6.315cm" svg:y="15.78cm">
            <text:p text:style-name="P1"><text:span text:style-name="T2">CALCULER-</text:span></text:p>
            <text:p text:style-name="P1"><text:span text:style-name="T2">BESOINS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315cm" svg:y="15.7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4" draw:text-style-name="P4" draw:layer="layout" svg:width="2.869cm" svg:height="0.779cm" svg:x="6.13cm" svg:y="15cm" svg:viewBox="0 0 2870 780" draw:points="0,0 2869,0 2869,299 2870,299 1435,780 0,299">
          <text:p text:style-name="P1"><text:span text:style-name="T3">S9</text:span></text:p>
        </draw:polygon>
        <draw:line draw:style-name="gr5" draw:text-style-name="P1" draw:layer="layout" svg:x1="7.565cm" svg:y1="17.28cm" svg:x2="7.565cm" svg:y2="18.5cm">
          <text:p/>
        </draw:line>
        <draw:line draw:style-name="gr5" draw:text-style-name="P1" draw:layer="layout" svg:x1="7.51cm" svg:y1="13.8cm" svg:x2="7.5cm" svg:y2="15cm">
          <text:p/>
        </draw:line>
        <draw:custom-shape draw:style-name="gr1" draw:text-style-name="P2" draw:layer="layout" svg:width="4.656cm" svg:height="0.5cm" svg:x="5.344cm" svg:y="18.5cm">
          <text:p text:style-name="P1"><text:span text:style-name="T1">DEMANDE_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1cm" svg:y="18.5cm">
          <text:p text:style-name="P1"><text:span text:style-name="T1">DMDE-APPRO-URG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3.285cm" svg:y1="19cm" svg:x2="8.999cm" svg:y2="20.2cm">
          <text:p/>
        </draw:line>
        <draw:g>
          <draw:custom-shape draw:style-name="gr2" draw:text-style-name="P3" draw:layer="layout" svg:width="2.406cm" svg:height="1.5cm" svg:x="6.315cm" svg:y="20.98cm">
            <text:p text:style-name="P1"><text:span text:style-name="T2">COMMANDER-</text:span></text:p>
            <text:p text:style-name="P1"><text:span text:style-name="T2">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315cm" svg:y="20.9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4" draw:text-style-name="P4" draw:layer="layout" svg:width="2.869cm" svg:height="0.779cm" svg:x="6.13cm" svg:y="20.2cm" svg:viewBox="0 0 2870 780" draw:points="0,0 2869,0 2869,299 2870,299 1435,780 0,299">
          <text:p text:style-name="P1"><text:span text:style-name="T3">S10</text:span></text:p>
        </draw:polygon>
        <draw:line draw:style-name="gr5" draw:text-style-name="P1" draw:layer="layout" svg:x1="7.565cm" svg:y1="22.48cm" svg:x2="7.555cm" svg:y2="23.78cm">
          <text:p/>
        </draw:line>
        <draw:line draw:style-name="gr5" draw:text-style-name="P1" draw:layer="layout" svg:x1="7.6cm" svg:y1="19cm" svg:x2="7.6cm" svg:y2="20.2cm">
          <text:p/>
        </draw:line>
        <draw:custom-shape draw:style-name="gr1" draw:text-style-name="P2" draw:layer="layout" svg:width="4.656cm" svg:height="0.5cm" svg:x="5.344cm" svg:y="23.754cm">
          <text:p text:style-name="P1"><text:span text:style-name="T1">COMMANDER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0.244cm" svg:y="23.8cm">
          <text:p text:style-name="P1"><text:span text:style-name="T1">HIST-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8.401cm" svg:y1="22.48cm" svg:x2="11.305cm" svg:y2="2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10T10:08:50.98</dc:date>
    <meta:editing-duration>PT00H55M48S</meta:editing-duration>
    <meta:editing-cycles>8</meta:editing-cycles>
    <meta:generator>OpenOffice.org/3.2$Win32 OpenOffice.org_project/320m18$Build-9502</meta:generator>
    <meta:document-statistic meta:object-count="47"/>
  </office:meta>
</office:document-meta>
</file>